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Text_20_body" style:list-style-name="L2">
      <style:text-properties fo:language="ru" fo:country="RU"/>
    </style:style>
    <style:style style:name="P8" style:family="paragraph" style:parent-style-name="Text_20_body" style:list-style-name="L2">
      <style:text-properties fo:color="#000000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T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9" style:family="text"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0" style:family="text">
      <style:text-properties fo:color="#000000" style:font-name="Times New Roman1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11" style:family="text">
      <style:text-properties fo:color="#000000" style:font-name="Times New Roman" fo:font-size="12pt" fo:language="ru" fo:country="RU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fo:color="#000000" style:font-name="Times New Roman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3" style:family="text">
      <style:text-properties fo:color="#000000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7" style:family="text">
      <style:text-properties fo:color="#000000" style:font-name="Times New Roman" fo:font-size="12pt" fo:language="en" fo:country="US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8" style:family="text">
      <style:text-properties fo:color="#000000"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9" style:family="text">
      <style:text-properties fo:color="#000000" style:font-name="Times New Roman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0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1" style:family="text">
      <style:text-properties fo:color="#000000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fo:color="#000000"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23" style:family="text">
      <style:text-properties fo:color="#000000" style:font-name="Times New Roman2" fo:font-size="12pt" fo:language="ru" fo:country="RU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Дифференциальные уравнения в частных производных. Параболические уравнения</text:p>
      <text:p text:style-name="P3">При изучении большинства физических и иных пролцессов и явлений приходиться сталкиваться с тем, что исследуемые свойства объекта описываются функциями не одной переменной, а нескольких. В таких случаях при составлении математической модели, описывающей явления, вместо ОДУ возникают уравнения в частных производных. Эти уравнения принято классифицировать как уравнения математической физики. Общий вид <text:span text:style-name="T4">линейного </text:span>дифференциального уравнения в частных производных 2 порядка выглядит так: <draw:frame draw:style-name="fr1" draw:name="Объект19" text:anchor-type="as-char" svg:y="-0.681cm" svg:width="10.015cm" svg:height="1.12cm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4">В зависимости от знака дискриминанта </text:span><text:span text:style-name="T4"><draw:frame draw:style-name="fr1" draw:name="Объект20" text:anchor-type="as-char" svg:y="-0.437cm" svg:width="1.6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4">уравнение делится на несколько типов.(3 см.источники). При </text:span><text:span text:style-name="T4"><draw:frame draw:style-name="fr1" draw:name="Объект21" text:anchor-type="as-char" svg:y="-0.437cm" svg:width="2.187cm" svg:height="0.529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">- уравнение принимает параболический тип.</text:span></text:p>
      <text:p text:style-name="P1"><text:span text:style-name="T1">Простейшее параболическое неоднородное уравнение с 2 переменными имеет вид: </text:span><text:span text:style-name="T3">(1)</text:span><text:span text:style-name="T1"> </text:span><text:span text:style-name="T1"><draw:frame draw:style-name="fr1" draw:name="Объект2" text:anchor-type="as-char" svg:y="-0.681cm" svg:width="3.006cm" svg:height="1.1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text:span text:style-name="T2"> </text:span><text:span text:style-name="T2"><draw:frame draw:style-name="fr1" draw:name="Объект4" text:anchor-type="as-char" svg:y="-0.377cm" svg:width="1.806cm" svg:height="0.483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2">и </text:span><text:span text:style-name="T2"><draw:frame draw:style-name="fr1" draw:name="Объект5" text:anchor-type="as-char" svg:y="-0.377cm" svg:width="1.628cm" svg:height="0.483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, </text:span><text:span text:style-name="T2"><draw:frame draw:style-name="fr1" draw:name="Объект3" text:anchor-type="as-char" svg:y="-0.377cm" svg:width="5.565cm" svg:height="0.485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,</text:span><text:span text:style-name="T10"> </text:span><text:span text:style-name="T2"><text:s/>где <text:s/></text:span><text:span text:style-name="T2"><draw:frame draw:style-name="fr1" draw:name="Объект1" text:anchor-type="as-char" svg:y="-0.377cm" svg:width="1.393cm" svg:height="0.485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">- </text:span><text:span text:style-name="T2">искомая функция — решение. С практической точки зрения уравнение позволяет </text:span><text:span text:style-name="T7">изучать </text:span><text:span text:style-name="T8">процессы распространения тепла</text:span><text:span text:style-name="T8">, </text:span><text:span text:style-name="T8">фильтрации жидкости и газа в пористой среде</text:span><text:span text:style-name="T8">, </text:span><text:span text:style-name="T8">некоторые вопросы теории вероятностей и т.д.</text:span><text:span text:style-name="T8"> Уравнение может быть дополнено различными начальными условиями. В зависи</text:span><text:span text:style-name="T7">мости от дополнительных условий, которые описывают границы, то общую задачу можно разграничить на несколько типов:</text:span></text:p>
      <text:list xml:id="list1908705524522683834" text:style-name="L1">
        <text:list-item>
          <text:p text:style-name="P5"><text:span text:style-name="T15">Если на границах </text:span><text:span text:style-name="T15"><draw:frame draw:style-name="fr1" draw:name="Объект6" text:anchor-type="as-char" svg:y="-0.377cm" svg:width="2.32cm" svg:height="0.46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8">заданы значения искомой функции </text:span><text:span text:style-name="T18"><draw:frame draw:style-name="fr1" draw:name="Объект7" text:anchor-type="as-char" svg:y="-0.377cm" svg:width="1.393cm" svg:height="0.48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8">: </text:span><text:span text:style-name="T18"><draw:frame draw:style-name="fr1" draw:name="Объект8" text:anchor-type="as-char" svg:y="-0.377cm" svg:width="4.791cm" svg:height="0.53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2">и </text:span><text:span text:style-name="T12"><draw:frame draw:style-name="fr1" draw:name="Объект9" text:anchor-type="as-char" svg:y="-0.377cm" svg:width="5.253cm" svg:height="0.53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2">- граничные условия первого рода, то вся задача может трактоваться как </text:span><text:span text:style-name="T18">первой начально</text:span><text:span text:style-name="T18">-</text:span><text:span text:style-name="T18">краевой задачей для уравнения теплопроводности. </text:span><text:span text:style-name="T15">В терминах теории теплообмена </text:span><text:span text:style-name="T15"><draw:frame draw:style-name="fr1" draw:name="Объект10" text:anchor-type="as-char" svg:y="-0.377cm" svg:width="1.393cm" svg:height="0.48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0"> </text:span><text:span text:style-name="T18">– </text:span><text:span text:style-name="T18">распределение температуры в пространственно</text:span><text:span text:style-name="T18">-</text:span><text:span text:style-name="T18">временной области, описываемой параметрами </text:span><text:span text:style-name="T16">x</text:span><text:span text:style-name="T17"> </text:span><text:span text:style-name="T12">и </text:span><text:span text:style-name="T16">t</text:span><text:span text:style-name="T20">, </text:span><text:span text:style-name="T20"><draw:frame draw:style-name="fr1" draw:name="Объект11" text:anchor-type="as-char" svg:y="-0.437cm" svg:width="0.58cm" svg:height="0.52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0"> </text:span><text:span text:style-name="T18">– </text:span><text:span text:style-name="T18">коэффициент температуропроводности</text:span><text:span text:style-name="T18">, </text:span><text:span text:style-name="T18">а начальные и граничные условия</text:span><text:span text:style-name="T18"> </text:span><text:span text:style-name="T18">с помощью функций </text:span><text:span text:style-name="T21">ψ</text:span><text:span text:style-name="T19"> </text:span><text:span text:style-name="T20"><text:s/></text:span><text:span text:style-name="T18">и</text:span><text:span text:style-name="T20"> </text:span><text:span text:style-name="T20"><draw:frame draw:style-name="fr1" draw:name="Объект12" text:anchor-type="as-char" svg:y="-0.213cm" svg:width="0.515cm" svg:height="0.32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8">задают температуру на границах </text:span><text:span text:style-name="T16">x = 0 </text:span><text:span text:style-name="T12">и</text:span><text:span text:style-name="T11"> </text:span><text:span text:style-name="T16">x = X</text:span><text:span text:style-name="T18">.</text:span></text:p>
        </text:list-item>
        <text:list-item>
          <text:p text:style-name="P5"><text:span text:style-name="T18">Если на границах </text:span><text:span text:style-name="T18"><draw:frame draw:style-name="fr1" draw:name="Объект13" text:anchor-type="as-char" svg:y="-0.377cm" svg:width="2.32cm" svg:height="0.46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8">заданы значения искомой функции </text:span><text:span text:style-name="T18"><draw:frame draw:style-name="fr1" draw:name="Объект14" text:anchor-type="as-char" svg:y="-0.377cm" svg:width="1.393cm" svg:height="0.485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8">: </text:span><text:span text:style-name="T18"><draw:frame draw:style-name="fr1" draw:name="Объект15" text:anchor-type="as-char" svg:y="-0.637cm" svg:width="5.26cm" svg:height="1.01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">и </text:span><text:span text:style-name="T12"><draw:frame draw:style-name="fr1" draw:name="Объект16" text:anchor-type="as-char" svg:y="-0.637cm" svg:width="4.36cm" svg:height="1.01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2">- граничные условия второго рода и общая задача характреизуется как вторая начально</text:span><text:span text:style-name="T12">-</text:span><text:span text:style-name="T12">краевая задача для уравнения теплопроводности.</text:span></text:p>
        </text:list-item>
        <text:list-item>
          <text:p text:style-name="P6"><text:span text:style-name="T5">Если на границах заданы линейные комбинации искомой функции и ее производной по пространственной переменной </text:span><text:span text:style-name="T5"><draw:frame draw:style-name="fr1" draw:name="Объект17" text:anchor-type="as-char" svg:y="-0.637cm" svg:width="7.412cm" svg:height="1.01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и </text:span><text:span text:style-name="T5"><draw:frame draw:style-name="fr1" draw:name="Объект18" text:anchor-type="as-char" svg:y="-0.637cm" svg:width="8.033cm" svg:height="1.01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6">- </text:span><text:span text:style-name="T5">граничные условия 3 рода и задача называется третьей начально-краевой задачей.</text:span></text:p>
        </text:list-item>
      </text:list>
      <text:p text:style-name="P4">Существует два вида методов решения подобного рода уравнений: </text:p>
      <text:list xml:id="list1534758444006709107" text:style-name="L2">
        <text:list-item>
          <text:p text:style-name="P7">Аналитический, при котором результат выводится различными математическими преобразованиями(один из самых популярных методов - метод разделения переменных Фурье)</text:p>
        </text:list-item>
        <text:list-item>
          <text:p text:style-name="P8">Численный, при котором полученный результат соответствует действительному с заданной точностью, но который требует много рутинных вычислений и поэтому выполним только при помощи вычислительной техники (ЭВМ)(метод конечных разностей или метод сеток).</text:p>
        </text:list-item>
      </text:list>
      <text:p text:style-name="Text_20_body"><text:span text:style-name="T13">Литература: 1) </text:span><text:span text:style-name="T14">Н.С. Бахвалов. Численные методы. 2) </text:span><text:span text:style-name="T22">Н.Н. Меркулова, М.Д. Михайлов</text:span><text:span text:style-name="T14"> </text:span><text:span text:style-name="T23">Разностные схемы для дифференциальных уравн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Îáû_f7_íûé" style:display-name="Îáû÷íûé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fo:padding="0cm" fo:border="none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5T18:36:22.46</meta:creation-date>
    <dc:date>2019-06-06T17:07:28.72</dc:date>
    <meta:editing-duration>PT3H5M46S</meta:editing-duration>
    <meta:editing-cycles>34</meta:editing-cycles>
    <meta:generator>OpenOffice/4.1.3$Win32 OpenOffice.org_project/413m1$Build-9783</meta:generator>
    <meta:document-statistic meta:table-count="0" meta:image-count="0" meta:object-count="21" meta:page-count="1" meta:paragraph-count="10" meta:word-count="344" meta:character-count="2647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u</mi>
          </mrow>
          <mrow>
            <mo stretchy="false">δ</mo>
            <mi>t</mi>
          </mrow>
        </mfrac>
        <mo stretchy="false">=</mo>
        <msup>
          <mi>k</mi>
          <mn>2</mn>
        </msup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t</mi>
              <mn>2</mn>
            </msup>
          </mrow>
        </mfrac>
        <mo stretchy="false">+</mo>
        <mi>f</mi>
      </mrow>
    </mrow>
    <annotation encoding="StarMath 5.0">{%idelta u}over{%idelta t} = k^2{%idelta ^ 2 u}over{%idelta t^ 2} + f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1/content.xml><?xml version="1.0" encoding="utf-8"?>
<math xmlns="http://www.w3.org/1998/Math/MathML">
  <semantics>
    <mrow>
      <msup>
        <mi>k</mi>
        <mn>2</mn>
      </msup>
    </mrow>
    <annotation encoding="StarMath 5.0">k^2</annotation>
  </semantics>
</math>
</file>

<file path=Object 12/content.xml><?xml version="1.0" encoding="utf-8"?>
<math xmlns="http://www.w3.org/1998/Math/MathML">
  <semantics>
    <mrow>
      <mo stretchy="false">φ</mo>
    </mrow>
    <annotation encoding="StarMath 5.0">%ivarphi </annotation>
  </semantics>
</math>
</file>

<file path=Object 13/content.xml><?xml version="1.0" encoding="utf-8"?>
<math xmlns="http://www.w3.org/1998/Math/MathML">
  <semantics>
    <mrow>
      <mrow>
        <mi>x</mi>
        <mo stretchy="false">=</mo>
        <mn>0</mn>
      </mrow>
      <mi>и</mi>
      <mrow>
        <mi>x</mi>
        <mo stretchy="false">=</mo>
        <mi>X</mi>
      </mrow>
    </mrow>
    <annotation encoding="StarMath 5.0">x = 0 и x = X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5/content.xml><?xml version="1.0" encoding="utf-8"?>
<math xmlns="http://www.w3.org/1998/Math/MathML">
  <semantics>
    <mrow>
      <mrow>
        <mo stretchy="false">(</mo>
        <mrow>
          <mrow>
            <mfrac>
              <mrow>
                <mo stretchy="false">δ</mo>
                <mi>u</mi>
                <mrow>
                  <mo stretchy="false">(</mo>
                  <mrow>
                    <mn>0,</mn>
                    <mi>t</mi>
                  </mrow>
                  <mo stretchy="false">)</mo>
                </mrow>
              </mrow>
              <mrow>
                <mo stretchy="false">δ</mo>
                <mi>t</mi>
              </mrow>
            </mfrac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({%idelta u (0, t)}over{%idelta t} = %ivarphi _{0} (x), x = 0, t &gt; 0)</annotation>
  </semantics>
</math>
</file>

<file path=Object 16/content.xml><?xml version="1.0" encoding="utf-8"?>
<math xmlns="http://www.w3.org/1998/Math/MathML">
  <semantics>
    <mrow>
      <mrow>
        <mo stretchy="false">(</mo>
        <mrow>
          <mfrac>
            <mrow>
              <mo stretchy="false">δ</mo>
              <mi>u</mi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o stretchy="false">δ</mo>
              <mi>t</mi>
            </mrow>
          </mfrac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({%idelta u (X, t)}over{%idelta t}, x = X, t &gt; 0)</annotation>
  </semantics>
</math>
</file>

<file path=Object 17/content.xml><?xml version="1.0" encoding="utf-8"?>
<math xmlns="http://www.w3.org/1998/Math/MathML">
  <semantics>
    <mrow>
      <mo stretchy="false">α</mo>
      <mrow>
        <mfrac>
          <mrow>
            <mo stretchy="false">δ</mo>
            <mi>u</mi>
            <mrow>
              <mo stretchy="false">(</mo>
              <mrow>
                <mn>0,</mn>
                <mi>t</mi>
              </mrow>
              <mo stretchy="false">)</mo>
            </mrow>
          </mrow>
          <mrow>
            <mo stretchy="false">δ</mo>
            <mi>t</mi>
          </mrow>
        </mfrac>
        <mo stretchy="false">+</mo>
        <mo stretchy="false">β</mo>
      </mrow>
      <mrow>
        <mo stretchy="false">(</mo>
        <mrow>
          <mi>u</mi>
          <mrow>
            <mrow>
              <mo stretchy="false">(</mo>
              <mrow>
                <mn>0,</mn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%ialpha {%idelta u (0, t)}over{%idelta t} + %ibeta (u(0,t) = %ivarphi _{0} (x), x = 0, t &gt; 0)</annotation>
  </semantics>
</math>
</file>

<file path=Object 18/content.xml><?xml version="1.0" encoding="utf-8"?>
<math xmlns="http://www.w3.org/1998/Math/MathML">
  <semantics>
    <mrow>
      <mo stretchy="false">γ</mo>
      <mrow>
        <mfrac>
          <mrow>
            <mo stretchy="false">δ</mo>
            <mi>u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o stretchy="false">δ</mo>
            <mi>t</mi>
          </mrow>
        </mfrac>
        <mo stretchy="false">+</mo>
        <mo stretchy="false">δ</mo>
      </mrow>
      <mrow>
        <mo stretchy="false">(</mo>
        <mrow>
          <mi>u</mi>
          <mrow>
            <mrow>
              <mo stretchy="false">(</mo>
              <mrow>
                <mi>X</mi>
                <mi>,</mi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%igamma  {%idelta u (X, t)}over{%idelta t} + %idelta  (u(X,t) = %ivarphi _{0} (x), x = X, t &gt; 0)</annotation>
  </semantics>
</math>
</file>

<file path=Object 19/content.xml><?xml version="1.0" encoding="utf-8"?>
<math xmlns="http://www.w3.org/1998/Math/MathML">
  <semantics>
    <mrow>
      <mi>A</mi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x</mi>
              <mn>2</mn>
            </msup>
          </mrow>
        </mfrac>
        <mo stretchy="false">+</mo>
        <mn>2B</mn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i>x</mi>
            <mo stretchy="false">δ</mo>
            <mi>t</mi>
          </mrow>
        </mfrac>
        <mo stretchy="false">+</mo>
        <mi>C</mi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t</mi>
              <mn>2</mn>
            </msup>
          </mrow>
        </mfrac>
        <mo stretchy="false">+</mo>
        <mi>D</mi>
      </mrow>
      <mrow>
        <mfrac>
          <mrow>
            <mo stretchy="false">δ</mo>
            <mi>u</mi>
          </mrow>
          <mrow>
            <mo stretchy="false">δ</mo>
            <mi>x</mi>
          </mrow>
        </mfrac>
        <mo stretchy="false">+</mo>
        <mi>D</mi>
      </mrow>
      <mrow>
        <mrow>
          <mfrac>
            <mrow>
              <mo stretchy="false">δ</mo>
              <mi>u</mi>
            </mrow>
            <mrow>
              <mo stretchy="false">δ</mo>
              <mi>t</mi>
            </mrow>
          </mfrac>
          <mo stretchy="false">+</mo>
          <mi mathvariant="italic">Gu</mi>
        </mrow>
        <mo stretchy="false">=</mo>
        <mi>f</mi>
      </mrow>
      <mrow>
        <mo stretchy="false">(</mo>
        <mrow>
          <mi>x</mi>
          <mi>,</mi>
          <mi>t</mi>
        </mrow>
        <mo stretchy="false">)</mo>
      </mrow>
    </mrow>
    <annotation encoding="StarMath 5.0">A{%idelta ^ 2 u}over{%idelta x^ 2} + 2B{%idelta ^ 2 u}over{%idelta x %idelta t} + C{%idelta ^ 2 u}over{%idelta t^ 2} + D{%idelta u}over{%idelta x} + D{%idelta u}over{%idelta t} + Gu = f(x,t)</annotation>
  </semantics>
</math>
</file>

<file path=Object 2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i>x</mi>
                <mn>,0</mn>
              </mrow>
              <mo stretchy="false">)</mo>
            </mrow>
            <mo stretchy="false">=</mo>
            <mi>ψ</mi>
          </mrow>
          <mrow>
            <mo stretchy="false">(</mo>
            <mrow>
              <mi>x</mi>
            </mrow>
            <mo stretchy="false">)</mo>
          </mrow>
          <mrow>
            <mrow>
              <mn>,0</mn>
              <mo stretchy="false">≤</mo>
              <mi>x</mi>
            </mrow>
            <mo stretchy="false">≤</mo>
            <mi>X</mi>
          </mrow>
          <mi>,</mi>
          <mrow>
            <mi>t</mi>
            <mo stretchy="false">=</mo>
            <mn>0</mn>
          </mrow>
        </mrow>
        <mo stretchy="false">)</mo>
      </mrow>
    </mrow>
    <annotation encoding="StarMath 5.0">(u(x,0)=ψ(x),0&lt;=x&lt;=X, t=0)</annotation>
  </semantics>
</math>
</file>

<file path=Object 20/content.xml><?xml version="1.0" encoding="utf-8"?>
<math xmlns="http://www.w3.org/1998/Math/MathML">
  <semantics>
    <mrow>
      <mrow>
        <msup>
          <mi>B</mi>
          <mn>2</mn>
        </msup>
        <mo stretchy="false">−</mo>
        <mi mathvariant="italic">AC</mi>
      </mrow>
    </mrow>
    <annotation encoding="StarMath 5.0">B^2 - AC</annotation>
  </semantics>
</math>
</file>

<file path=Object 21/content.xml><?xml version="1.0" encoding="utf-8"?>
<math xmlns="http://www.w3.org/1998/Math/MathML">
  <semantics>
    <mrow>
      <mrow>
        <mrow>
          <msup>
            <mi>B</mi>
            <mn>2</mn>
          </msup>
          <mo stretchy="false">−</mo>
          <mi mathvariant="italic">AC</mi>
        </mrow>
        <mo stretchy="false">=</mo>
        <mn>0</mn>
      </mrow>
    </mrow>
    <annotation encoding="StarMath 5.0">B^2 - AC = 0</annotation>
  </semantics>
</math>
</file>

<file path=Object 3/content.xml><?xml version="1.0" encoding="utf-8"?>
<math xmlns="http://www.w3.org/1998/Math/MathML">
  <semantics>
    <mrow>
      <mrow>
        <mi>x</mi>
        <mo stretchy="false">=</mo>
        <mn>0</mn>
      </mrow>
      <mi>и</mi>
      <mrow>
        <mi>x</mi>
        <mo stretchy="false">=</mo>
        <mi>X</mi>
      </mrow>
    </mrow>
    <annotation encoding="StarMath 5.0">x = 0 и x = X</annotation>
  </semantics>
</math>
</file>

<file path=Object 4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X</mi>
          </mrow>
          <mo stretchy="false">]</mo>
        </mrow>
      </mrow>
    </mrow>
    <annotation encoding="StarMath 5.0">x in [0,X] </annotation>
  </semantics>
</math>
</file>

<file path=Object 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8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n>0,</mn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t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(u(0,t)= %ivarphi _{0} (t), x = 0, t &gt; 0)</annotation>
  </semantics>
</math>
</file>

<file path=Object 9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i>X</mi>
                <mi>,</mi>
                <mi>t</mi>
              </mrow>
              <mo stretchy="false">)</mo>
            </mrow>
            <mo stretchy="false">=</mo>
            <msub>
              <mo stretchy="false">φ</mo>
              <mrow>
                <mn>1</mn>
              </mrow>
            </msub>
          </mrow>
          <mrow>
            <mo stretchy="false">(</mo>
            <mrow>
              <mi>t</mi>
            </mrow>
            <mo stretchy="false">)</mo>
          </mrow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(u(X,t)= %ivarphi _{1} (t), x = X, t &gt; 0)</annotation>
  </semantics>
</math>
</file>